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gurar Suricata:</text:p>
      <text:p text:style-name="P2"/>
      <text:p text:style-name="P2">Editar /etc/suricata/suricata-debian.yaml y dejar lo que esta en negritas:</text:p>
      <text:p text:style-name="Standard">______________________________________________</text:p>
      <text:p text:style-name="Standard"><text:s/>- emerging-web_server.rules </text:p>
      <text:p text:style-name="Standard"><text:s/>- emerging-web_specific_apps.rules </text:p>
      <text:p text:style-name="Standard"><text:s/>- emerging-user_agents.rules </text:p>
      <text:p text:style-name="Standard"><text:s/>- emerging-current_events.rules </text:p>
      <text:p text:style-name="Standard"/>
      <text:p text:style-name="P1">classification-file: /etc/snort/classification.config </text:p>
      <text:p text:style-name="P1">reference-config-file: /etc/snort/reference.config </text:p>
      <text:p text:style-name="Standard"/>
      <text:p text:style-name="Standard"># Holds variables that would be used by the engine. </text:p>
      <text:p text:style-name="Standard">vars: </text:p>
      <text:p text:style-name="Standard">_________________________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4T12:50:11</meta:creation-date>
    <meta:generator>LibreOffice/3.3$Unix LibreOffice_project/330m19$Build-301</meta:generator>
    <dc:date>2011-10-11T18:38:05</dc:date>
    <dc:creator>Manuel Campos</dc:creator>
    <meta:editing-duration>PT7H42M18S</meta:editing-duration>
    <meta:editing-cycles>4</meta:editing-cycles>
    <meta:document-statistic meta:table-count="0" meta:image-count="0" meta:object-count="0" meta:page-count="1" meta:paragraph-count="12" meta:word-count="36" meta:character-count="479"/>
  </office:meta>
</office:document-meta>
</file>